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P14" style:family="paragraph" style:parent-style-name="Standard">
      <style:paragraph-properties fo:margin-left="0cm" fo:margin-right="0cm" fo:text-indent="0.621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13"><text:a xlink:type="simple" xlink:href="#Функции менеджера устройств"><text:span text:style-name="T5">Функции менеджера устройств</text:span></text:a></text:p>
      <text:p text:style-name="P13"><text:a xlink:type="simple" xlink:href="#Функции FAT драйвера">Функции FAT драйвера</text:a></text:p>
      <text:p text:style-name="P5"/>
      <text:p text:style-name="P5">Вызова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</text:p>
      <text:p text:style-name="P3"/>
      <text:p text:style-name="P10"><text:bookmark-start text:name="Функции менеджера устройств"/>Функции менеджера устройств<text:bookmark-end text:name="Функции менеджера устройств"/></text:p>
      <text:p text:style-name="P7"/>
      <text:p text:style-name="P5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5"/>
      <text:p text:style-name="P5">1. Поиск и инициализация драйверов устройств.</text:p>
      <text:p text:style-name="P5"/>
      <text:p text:style-name="P5"><text:tab/><text:tab/><text:span text:style-name="T2">RST 8</text:span></text:p>
      <text:p text:style-name="P8"><text:tab/><text:tab/>DB Devfind</text:p>
      <text:p text:style-name="P9"/>
      <text:p text:style-name="P5">Регистры:</text:p>
      <text:p text:style-name="P5">на входе: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5"><text:span text:style-name="T1"><text:tab/><text:tab/><text:tab/></text:span>флаг <text:span text:style-name="T2">C</text:span>=1 - ничего не найдено.</text:p>
      <text:p text:style-name="P9"/>
      <text:p text:style-name="P5"><text:span text:style-name="T1">2. </text:span>Выбор раздела.</text:p>
      <text:p text:style-name="P5"/>
      <text:p text:style-name="P5"><text:tab/><text:tab/><text:span text:style-name="T2">RST 8</text:span></text:p>
      <text:p text:style-name="P8"><text:tab/><text:tab/>DB Set_vol</text:p>
      <text:p text:style-name="P9"/>
      <text:p text:style-name="P5">Регистры:</text:p>
      <text:p text:style-name="P5">на входе:<text:tab/><text:span text:style-name="T2">A</text:span><text:span text:style-name="T1"> -</text:span> номер выбираемого раздела. Может принимать значение от 0 до количества найденных разделов-1.</text:p>
      <text:p text:style-name="P5">на выходе:<text:tab/>флаг <text:span text:style-name="T2">C</text:span><text:span text:style-name="T3">=</text:span>1<text:span text:style-name="T2"> - </text:span>попытка выбрать не найденный раздел.</text:p>
      <text:p text:style-name="P5"/>
      <text:p text:style-name="P5">3. Получить количество найденных разделов, текущий выбранный и его тип. Выдает на выходе тоже, что и функция поиска устройств.</text:p>
      <text:p text:style-name="P5"/>
      <text:p text:style-name="P5"><text:tab/><text:tab/><text:span text:style-name="T2">RST 8</text:span></text:p>
      <text:p text:style-name="P8"><text:tab/><text:tab/>DB Kol_vol</text:p>
      <text:p text:style-name="P9"/>
      <text:p text:style-name="P5">Регистры:</text:p>
      <text:p text:style-name="P5">на входе: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раздела (0-<text:span text:style-name="T1">FAT12, 1-FAT16, 2-FAT32)</text:span></text:p>
      <text:p text:style-name="P5"><text:span text:style-name="T1"><text:tab/><text:tab/><text:tab/>флаг </text:span><text:span text:style-name="T2">C</text:span><text:span text:style-name="T1">=1 - ничего не найдено.</text:span></text:p>
      <text:p text:style-name="P9"/>
      <text:p text:style-name="P5">4. Получить таблицу найденных разделов.</text:p>
      <text:p text:style-name="P5"><text:soft-page-break/></text:p>
      <text:p text:style-name="P5"><text:tab/><text:tab/><text:span text:style-name="T2">RST 8</text:span></text:p>
      <text:p text:style-name="P8"><text:tab/><text:tab/>DB Get_fndvolume</text:p>
      <text:p text:style-name="P9"/>
      <text:p text:style-name="P5">Регистры:</text:p>
      <text:p text:style-name="P5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5">на выходе:<text:tab/>нет</text:p>
      <text:p text:style-name="P5"/>
      <text:p text:style-name="P6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5"/>
      <text:p text:style-name="P5">+0 <text:s text:c="4"/><text:span text:style-name="T1">=<text:tab/></text:span>0-drive <text:span text:style-name="T1">A</text:span></text:p>
      <text:p text:style-name="P5"><text:tab/><text:tab/>1-<text:span text:style-name="T1">drive</text:span> B</text:p>
      <text:p text:style-name="P5"><text:tab/><text:tab/>2-<text:span text:style-name="T1">drive</text:span> C</text:p>
      <text:p text:style-name="P5"><text:tab/><text:tab/>3-<text:span text:style-name="T1">drive</text:span> D</text:p>
      <text:p text:style-name="P5"><text:tab/><text:tab/>4-SD карта ZC</text:p>
      <text:p text:style-name="P5"><text:tab/><text:tab/>5-SD карта <text:span text:style-name="T1">NeoGS</text:span></text:p>
      <text:p text:style-name="P5"><text:tab/><text:tab/>6-HDD N<text:span text:style-name="T1">emo</text:span></text:p>
      <text:p text:style-name="P5"><text:tab/><text:tab/>7-HDD SMUC</text:p>
      <text:p text:style-name="P5">+1 <text:s text:c="4"/>=<text:tab/>для SD всегда 0</text:p>
      <text:p text:style-name="P5"><text:tab/><text:tab/>для HDD 0-<text:span text:style-name="T1">Master</text:span>, 1-<text:span text:style-name="T1">Slave</text:span></text:p>
      <text:p text:style-name="P5">+2 <text:s text:c="4"/><text:span text:style-name="T1">=<text:tab/></text:span>тип раздела, сейчас только разделы:</text:p>
      <text:p text:style-name="P5"><text:tab/><text:tab/>0 - FAT12 (1)</text:p>
      <text:p text:style-name="P5"><text:tab/><text:tab/>1 <text:span text:style-name="T1">-</text:span> FAT16 (<text:span text:style-name="T1">4,6,0x0E</text:span>)</text:p>
      <text:p text:style-name="P5"><text:tab/><text:tab/>2 –<text:span text:style-name="T1"> </text:span>FAT32 <text:span text:style-name="T1">(0x0B</text:span>,<text:span text:style-name="T1">0x0C)</text:span></text:p>
      <text:p text:style-name="P5">+3 <text:s text:c="4"/>=<text:tab/>стартовый сектор раздела</text:p>
      <text:p text:style-name="P5">+7 <text:s text:c="4"/>=<text:tab/>резерв</text:p>
      <text:p text:style-name="P5"/>
      <text:p text:style-name="P5">Дисководы пока никак не поддержаны.</text:p>
      <text:p text:style-name="P5"/>
      <text:p text:style-name="P11"><text:bookmark-start text:name="Функции FAT драйвера"/>Функции <text:span text:style-name="T1">FAT </text:span>драйвера<text:bookmark-end text:name="Функции FAT драйвера"/></text:p>
      <text:p text:style-name="P12"/>
      <text:p text:style-name="P5">1. Инициализация переменных текущего выбранного раздела. Используется менеджером устройств, не рекомендуется вызывать.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Init_fatvars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2. Получение описателя файла. Переносит по указанному адресу 32 байтный описатель файла.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Read_dir</text:p>
      <text:p text:style-name="P9"/>
      <text:p text:style-name="P5">Регистры:</text:p>
      <text:p text:style-name="P5">на входе:<text:tab/><text:tab/><text:span text:style-name="T2">HL</text:span><text:span text:style-name="T1">-</text:span>адрес куда переносить 32 байта описателя</text:p>
      <text:p text:style-name="P5"><text:tab/><text:tab/><text:tab/><text:span text:style-name="T2">BC</text:span><text:span text:style-name="T1">-</text:span>номер файла</text:p>
      <text:p text:style-name="P5">на выходе:<text:tab/>нет</text:p>
      <text:p text:style-name="P5"/>
      <text:p text:style-name="P5">3. Вход в директорию/выход в предыдущую директорию.</text:p>
      <text:p text:style-name="P5"/>
      <text:p text:style-name="P5"><text:soft-page-break/><text:tab/><text:tab/><text:span text:style-name="T2">RST 8</text:span></text:p>
      <text:p text:style-name="P8"><text:tab/><text:tab/>DB Com_fat</text:p>
      <text:p text:style-name="P8"><text:tab/><text:tab/>DB Enter_dir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4. Получение длинного имени файла. Переносит в указанный адрес 256 байт (до 255 байт имени и байт 0 как признак конца имени). При отсуствии длинного имени выдает короткое вида 8.3.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Get_longname</text:p>
      <text:p text:style-name="P9"/>
      <text:p text:style-name="P5">Регистры:</text:p>
      <text:p text:style-name="P5">на входе:<text:tab/><text:tab/><text:span text:style-name="T2">HL</text:span><text:span text:style-name="T1">-</text:span>адрес куда перенести 256 байт длинного имени.</text:p>
      <text:p text:style-name="P5">на выходе:<text:tab/>нет</text:p>
      <text:p text:style-name="P5"/>
      <text:p text:style-name="P5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не нужно дополнять до вида 8.3. Возможен поиск например по строке <text:span text:style-name="T1">abc.$C</text:span>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Find_name</text:p>
      <text:p text:style-name="P9"/>
      <text:p text:style-name="P5">Регистры:</text:p>
      <text:p text:style-name="P5">на входе:<text:tab/><text:tab/><text:span text:style-name="T2">HL</text:span>-адрес текстовой строки для поиска</text:p>
      <text:p text:style-name="P5">на выходе:<text:tab/><text:span text:style-name="T2">BC</text:span>-номер записи</text:p>
      <text:p text:style-name="P5"><text:tab/><text:tab/><text:tab/>флаг <text:span text:style-name="T3">С</text:span>=1 ничего не найдено</text:p>
      <text:p text:style-name="P5"/>
      <text:p text:style-name="P5">6. Поиск всех файлов и директорий в текущей директории. Возможен поиск по расширению. Директории находятся всегда. 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Find_fileitem</text:p>
      <text:p text:style-name="P9"/>
      <text:p text:style-name="P5">Регистры:</text:p>
      <text:p text:style-name="P5">на входе:<text:tab/><text:tab/>нет</text:p>
      <text:p text:style-name="P5">на выходе:<text:tab/><text:span text:style-name="T2">BC</text:span><text:span text:style-name="T1">-</text:span>количество найденного</text:p>
      <text:p text:style-name="P5"><text:tab/><text:tab/><text:tab/><text:span text:style-name="T2">A</text:span>-номер страницы куда сложена таблица найденных описателей</text:p>
      <text:p text:style-name="P5"/>
      <text:p text:style-name="P5">7. Установка расширений файла для поиска (до 16 расширений). </text:p>
      <text:p text:style-name="P5"/>
      <text:p text:style-name="P5"><text:tab/><text:tab/><text:span text:style-name="T2">RST 8</text:span></text:p>
      <text:p text:style-name="P8"><text:tab/><text:tab/>DB Com_fat</text:p>
      <text:p text:style-name="P8"><text:tab/><text:tab/>DB Set_mask_ext</text:p>
      <text:p text:style-name="P9"/>
      <text:p text:style-name="P5">Регистры:</text:p>
      <text:p text:style-name="P5">на входе:<text:tab/><text:tab/><text:span text:style-name="T2">A</text:span><text:span text:style-name="T1">=0 </text:span>отключение поиска по расширению</text:p>
      <text:p text:style-name="P5"><text:tab/><text:tab/><text:tab/><text:span text:style-name="T2">A</text:span>=любое число установка расширений для поиска</text:p>
      <text:p text:style-name="P5"><text:tab/><text:tab/><text:tab/><text:span text:style-name="T2">HL</text:span><text:span text:style-name="T1">-</text:span>адрес строки расширений заканчивающийся байтом 0</text:p>
      <text:p text:style-name="P5">на выходе:<text:tab/>нет</text:p>
      <text:p text:style-name="P5"/>
      <text:p text:style-name="P9"><text:soft-page-break/>8. <text:span text:style-name="T4">Открытие файла.</text:span></text:p>
      <text:p text:style-name="P5"/>
      <text:p text:style-name="P8"><text:tab/><text:tab/>RST 8</text:p>
      <text:p text:style-name="P8"><text:tab/><text:tab/>DB Com_fat</text:p>
      <text:p text:style-name="P8"><text:tab/><text:tab/>DB Open_file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9"/>
      <text:p text:style-name="P9">9. <text:span text:style-name="T4">Последовательное чтение открытого файла.</text:span></text:p>
      <text:p text:style-name="P5"/>
      <text:p text:style-name="P8"><text:tab/><text:tab/>RST 8</text:p>
      <text:p text:style-name="P8"><text:tab/><text:tab/>DB Com_fat</text:p>
      <text:p text:style-name="P8"><text:tab/><text:tab/>DB Read_file</text:p>
      <text:p text:style-name="P9"/>
      <text:p text:style-name="P5">Регистры:</text:p>
      <text:p text:style-name="P5">на входе:<text:tab/><text:tab/><text:span text:style-name="T2">A</text:span>-количество секторов для загрузки</text:p>
      <text:p text:style-name="P5"><text:span text:style-name="T1"><text:tab/><text:tab/><text:tab/></text:span><text:span text:style-name="T2">HL</text:span>-адрес загрузки</text:p>
      <text:p text:style-name="P5">на выходе:<text:tab/>флаг <text:span text:style-name="T2">C</text:span><text:span text:style-name="T1">=1 </text:span>файл закончился</text:p>
      <text:p text:style-name="P9"/>
      <text:p text:style-name="P5">10. Создание таблицы кластеров текущей директории, не рекомендуется к применению.</text:p>
      <text:p text:style-name="P5"/>
      <text:p text:style-name="P4"><text:tab/><text:tab/><text:span text:style-name="T1">RST 8</text:span></text:p>
      <text:p text:style-name="P8"><text:tab/><text:tab/>DB Com_fat</text:p>
      <text:p text:style-name="P8"><text:tab/><text:tab/>DB Init_tekdir</text:p>
      <text:p text:style-name="P5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11. Работа с текущей позицией в текущей директории. Имеет несколько подфунций.</text:p>
      <text:p text:style-name="P5"/>
      <text:p text:style-name="P4"><text:tab/><text:tab/><text:span text:style-name="T1">RST 8</text:span></text:p>
      <text:p text:style-name="P8"><text:tab/><text:tab/>DB Com_fat</text:p>
      <text:p text:style-name="P8"><text:tab/><text:tab/>DB Pos_files</text:p>
      <text:p text:style-name="P5"/>
      <text:p text:style-name="P5">Регистры:</text:p>
      <text:p text:style-name="P5">на входе:<text:tab/><text:tab/><text:span text:style-name="T2">A</text:span>-номер подфункции</text:p>
      <text:p text:style-name="P5"><text:span text:style-name="T1"><text:tab/><text:tab/><text:tab/></text:span><text:span text:style-name="T2">BC</text:span>-номер позиции</text:p>
      <text:p text:style-name="P5">на выходе:<text:tab/><text:span text:style-name="T2">BC</text:span><text:span text:style-name="T1">-</text:span>номер позиции</text:p>
      <text:p text:style-name="P5"/>
      <text:p text:style-name="P5">Подфукции:</text:p>
      <text:p text:style-name="P5">00-сохранение текущей позиции файла</text:p>
      <text:p text:style-name="P5">01-восстановление текущей позиции файла</text:p>
      <text:p text:style-name="P5">02-сброс текущей позиции в 0 и поиск первой "легальной" записи</text:p>
      <text:p text:style-name="P5">03-перемотать на "<text:span text:style-name="T1">B</text:span>" файлов назад</text:p>
      <text:p text:style-name="P5">04-перемотать на "<text:span text:style-name="T1">B</text:span>" файлов вперед</text:p>
      <text:p text:style-name="P5">05-подсчет количества "легальных" записей</text:p>
      <text:p text:style-name="P5">06-установить номер "легальной" записи из "<text:span text:style-name="T1">BC</text:span>"</text:p>
      <text:p text:style-name="P5">07-вернуть в "<text:span text:style-name="T1">BC</text:span>" текущий номер "легальной" записи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2-05-27T12:49:32.26</dc:date>
    <meta:editing-duration>P3DT11H15M5S</meta:editing-duration>
    <meta:editing-cycles>30</meta:editing-cycles>
    <meta:generator>LibreOffice/3.5$Windows_x86 LibreOffice_project/235ab8a-3802056-4a8fed3-2d66ea8-e241b80</meta:generator>
    <meta:document-statistic meta:table-count="0" meta:image-count="0" meta:object-count="0" meta:page-count="4" meta:paragraph-count="149" meta:word-count="738" meta:character-count="4983" meta:non-whitespace-character-count="4217"/>
  </office:meta>
</office:document-meta>
</file>